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1986"/>
    </style:style>
    <style:style style:name="P2" style:family="paragraph" style:parent-style-name="Standard">
      <style:paragraph-properties fo:text-align="center" style:justify-single-word="false"/>
      <style:text-properties fo:font-style="italic" fo:background-color="#fff200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  <style:text-properties fo:background-color="#fff200"/>
    </style:style>
    <style:style style:name="T1" style:family="text">
      <style:text-properties officeooo:rsid="000519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/>
      <text:p text:style-name="P2">*****************<text:span text:style-name="T1">for checking error*************</text:span></text:p>
      <text:p text:style-name="P3"/>
      <text:p text:style-name="Standard"/>
      <text:p text:style-name="Standard">add_action('wp_mail_failed', 'redirect_to_page');</text:p>
      <text:p text:style-name="Standard"/>
      <text:p text:style-name="Standard">function redirect_to_page($wp_error)</text:p>
      <text:p text:style-name="Standard">{</text:p>
      <text:p text:style-name="Standard">$errors = $wp_error-&gt;errors;</text:p>
      <text:p text:style-name="Standard">$queryString = http_build_query( $errors );</text:p>
      <text:p text:style-name="Standard">header("Location: http://www.yourwebsite.com/user.php?$queryString");</text:p>
      <text:p text:style-name="Standard">exit();</text:p>
      <text:p text:style-name="Standard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09T18:33:33.579728553</meta:creation-date>
    <dc:date>2023-01-09T18:34:30.170475274</dc:date>
    <meta:editing-duration>PT58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20" meta:character-count="282" meta:non-whitespace-character-count="271"/>
  </office:meta>
</office:document-meta>
</file>